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2">
      <text:list-level-style-number text:level="1" text:style-name="WW_CharLFO2LVL1" style:num-suffix="." style:num-format="1">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style style:name="P1" style:parent-style-name="Standaard" style:master-page-name="MP0" style:family="paragraph">
      <style:paragraph-properties fo:break-before="page" fo:margin-left="-0.0034in">
        <style:tab-stops/>
      </style:paragraph-properties>
    </style:style>
    <style:style style:name="P2" style:parent-style-name="Standaard" style:family="paragraph">
      <style:paragraph-properties fo:margin-bottom="0.1097in" fo:line-height="107%" fo:margin-left="0in" fo:text-indent="0in">
        <style:tab-stops/>
      </style:paragraph-properties>
    </style:style>
    <style:style style:name="P3" style:parent-style-name="Standaard" style:family="paragraph">
      <style:paragraph-properties fo:margin-left="-0.0034in">
        <style:tab-stops/>
      </style:paragraph-properties>
    </style:style>
    <style:style style:name="P4" style:parent-style-name="Standaard" style:family="paragraph">
      <style:paragraph-properties fo:margin-bottom="0.1111in" fo:line-height="107%" fo:margin-left="0in" fo:text-indent="0in">
        <style:tab-stops/>
      </style:paragraph-properties>
    </style:style>
    <style:style style:name="P5" style:parent-style-name="Standaard" style:family="paragraph">
      <style:paragraph-properties fo:margin-left="-0.0034in">
        <style:tab-stops/>
      </style:paragraph-properties>
    </style:style>
    <style:style style:name="P6" style:parent-style-name="Standaard" style:family="paragraph">
      <style:paragraph-properties fo:margin-bottom="0.1333in" fo:margin-left="-0.0034in">
        <style:tab-stops/>
      </style:paragraph-properties>
    </style:style>
    <style:style style:name="P7" style:parent-style-name="Standaard" style:list-style-name="LFO1" style:family="paragraph">
      <style:paragraph-properties fo:margin-bottom="0.0236in" fo:text-indent="-0.25in"/>
    </style:style>
    <style:style style:name="P8" style:parent-style-name="Standaard" style:list-style-name="LFO1" style:family="paragraph">
      <style:paragraph-properties fo:margin-bottom="0.0236in" fo:text-indent="-0.25in"/>
    </style:style>
    <style:style style:name="P9" style:parent-style-name="Standaard" style:list-style-name="LFO1" style:family="paragraph">
      <style:paragraph-properties fo:margin-bottom="0.0236in" fo:text-indent="-0.25in"/>
    </style:style>
    <style:style style:name="P10" style:parent-style-name="Standaard" style:list-style-name="LFO1" style:family="paragraph">
      <style:paragraph-properties fo:margin-bottom="0.0222in" fo:text-indent="-0.25in"/>
    </style:style>
    <style:style style:name="P11" style:parent-style-name="Standaard" style:list-style-name="LFO1" style:family="paragraph">
      <style:paragraph-properties fo:text-indent="-0.25in"/>
    </style:style>
    <style:style style:name="P12" style:parent-style-name="Standaard" style:family="paragraph">
      <style:paragraph-properties fo:margin-bottom="0.1097in" fo:line-height="107%" fo:margin-left="0in" fo:text-indent="0in">
        <style:tab-stops/>
      </style:paragraph-properties>
    </style:style>
    <style:style style:name="P13" style:parent-style-name="Standaard" style:family="paragraph">
      <style:paragraph-properties fo:margin-left="-0.0034in">
        <style:tab-stops/>
      </style:paragraph-properties>
    </style:style>
    <style:style style:name="P14" style:parent-style-name="Standaard" style:family="paragraph">
      <style:paragraph-properties fo:text-indent="0in"/>
    </style:style>
    <style:style style:name="P15" style:parent-style-name="Standaard" style:family="paragraph">
      <style:paragraph-properties fo:text-indent="0in"/>
    </style:style>
    <style:style style:name="P16" style:parent-style-name="Standaard" style:family="paragraph">
      <style:paragraph-properties fo:text-indent="0in"/>
    </style:style>
    <style:style style:name="P17" style:parent-style-name="Standaard" style:family="paragraph">
      <style:paragraph-properties fo:text-indent="0in"/>
    </style:style>
    <style:style style:name="P18" style:parent-style-name="Standaard" style:family="paragraph">
      <style:paragraph-properties fo:text-indent="0in"/>
    </style:style>
    <style:style style:name="P19" style:parent-style-name="Standaard" style:family="paragraph">
      <style:paragraph-properties fo:text-indent="0in"/>
    </style:style>
    <style:style style:name="P20" style:parent-style-name="Standaard" style:family="paragraph">
      <style:paragraph-properties fo:text-indent="0in"/>
    </style:style>
    <style:style style:name="P21" style:parent-style-name="Standaard" style:family="paragraph">
      <style:paragraph-properties fo:margin-bottom="0.1097in" fo:line-height="107%" fo:margin-left="0in" fo:text-indent="0in">
        <style:tab-stops/>
      </style:paragraph-properties>
    </style:style>
    <style:style style:name="P22" style:parent-style-name="Standaard" style:family="paragraph">
      <style:paragraph-properties fo:margin-left="-0.0034in">
        <style:tab-stops/>
      </style:paragraph-properties>
    </style:style>
    <style:style style:name="P23" style:parent-style-name="Standaard" style:family="paragraph">
      <style:paragraph-properties fo:margin-bottom="0in" fo:line-height="107%" fo:margin-left="0in" fo:text-indent="0in">
        <style:tab-stops/>
      </style:paragraph-properties>
    </style:style>
    <style:style style:name="P24" style:parent-style-name="Standaard" style:family="paragraph">
      <style:paragraph-properties fo:margin-left="-0.0034in">
        <style:tab-stops/>
      </style:paragraph-properties>
    </style:style>
    <style:style style:name="P25" style:parent-style-name="Standaard" style:family="paragraph">
      <style:paragraph-properties fo:margin-bottom="0.1111in" fo:line-height="107%" fo:margin-left="0in" fo:text-indent="0in">
        <style:tab-stops/>
      </style:paragraph-properties>
    </style:style>
    <style:style style:name="P26" style:parent-style-name="Standaard" style:family="paragraph">
      <style:paragraph-properties fo:margin-left="-0.0034in">
        <style:tab-stops/>
      </style:paragraph-properties>
    </style:style>
    <style:style style:name="P27" style:parent-style-name="Standaard" style:family="paragraph">
      <style:paragraph-properties fo:margin-left="-0.0034in">
        <style:tab-stops/>
      </style:paragraph-properties>
    </style:style>
  </office:automatic-styles>
  <office:body>
    <office:text text:use-soft-page-breaks="true">
      <text:p text:style-name="P1">Beste Dragan,<text:s/></text:p>
      <text:p text:style-name="P2"><text:s/></text:p>
      <text:p text:style-name="P3">Ik ben verheugd u te laten weten dat het overdrachtsdocument voor de WordPress-website die we hebben gemaakt voor Kristal Helder Licht is goedgekeurd. Hieronder vindt u de details van het overdrachtsdocument:<text:s/></text:p>
      <text:p text:style-name="P4"><text:s/></text:p>
      <text:p text:style-name="P5">Projectnaam: WordPress-website voor Kristal Helder Licht<text:s/></text:p>
      <text:p text:style-name="P6">Teamleden:<text:s/></text:p>
      <text:list text:style-name="LFO1" text:continue-numbering="true">
        <text:list-item>
          <text:p text:style-name="P7">Ahmet Asut<text:s/></text:p>
        </text:list-item>
        <text:list-item>
          <text:p text:style-name="P8">Halil Dogan<text:s/></text:p>
        </text:list-item>
        <text:list-item>
          <text:p text:style-name="P9">Abdi Abdikarim<text:s/></text:p>
        </text:list-item>
        <text:list-item>
          <text:p text:style-name="P10">Calvin Heeres<text:s/></text:p>
        </text:list-item>
        <text:list-item>
          <text:p text:style-name="P11">Vinicius Vieira De Sousa<text:s/></text:p>
        </text:list-item>
      </text:list>
      <text:p text:style-name="P12"><text:s/></text:p>
      <text:p text:style-name="P13">Inhoud van het overdrachtsdocument:<text:s/></text:p>
      <text:p text:style-name="P14">1.Doel van het project: Het doel van het project was om een mooi en gebruiksvriendelijke WordPress-website te creëren voor Kristal Helder Licht, waar ze hun diensten en producten kunnen presenteren.<text:s/></text:p>
      <text:p text:style-name="P15">2.Projectscope: Het project omvatte het ontwerpen, ontwikkelen en implementeren van een op maat gemaakte WordPress-website met de volgende functies: homepagina, Therapeut, Diensten dropdown, Sensi Therapie, Shop, Contact.<text:s/></text:p>
      <text:p text:style-name="P16">3.Gebruikte technologieën: Voor dit project hebben we WordPress als contentmanagementsysteem (CMS) gebruikt.<text:s/></text:p>
      <text:p text:style-name="P17">4.Projectplanning: De projectplanning omvatte verschillende fasen, waaronder Ontwerpen, wireframing, ontwikkeling, testen en implementatie.<text:s/></text:p>
      <text:p text:style-name="P18">5.Verantwoordelijkheden van teamleden: Elk teamlid had specifieke verantwoordelijkheden binnen het project, zoals ontwerp, ontwikkeling, contentcreatie en projectmanagement.<text:s/></text:p>
      <text:p text:style-name="P19">6.Samenwerkingsplatform: We hebben gebruikgemaakt van Wordpress om samen het project te maken. Communicatie deden we via Teams/Discord, product backlog via Trello om samenwerking binnen het team mogelijk te maken. Elke lid is toegevoegd als user in de wordpress.<text:s/></text:p>
      <text:p text:style-name="P20">7.Onderhoud en ondersteuning: We hebben instructies opgenomen voor het onderhoud en de ondersteuning van de website, inclusief het beheer van thema- en plug-inupdates, back-ups en beveiliging.<text:s/></text:p>
      <text:p text:style-name="P21"><text:s/></text:p>
      <text:p text:style-name="P22">Het overdrachtsdocument is zorgvuldig samengesteld om een soepele overdracht van de website naar het Kristal Helder Licht-team te garanderen. Het bevat gedetailleerde informatie en instructies, zodat ze de website efficiënt kunnen beheren en onderhouden.<text:s/></text:p>
      <text:soft-page-break/>
      <text:p text:style-name="P23"><text:s/></text:p>
      <text:p text:style-name="P24">Als u nog vragen heeft of aanvullende informatie nodig heeft, aarzel dan niet om contact met ons op te nemen. We zijn er trots op te hebben bijgedragen aan het succes van het project voor Kristal Helder Licht en kijken uit naar eventuele toekomstige samenwerking.<text:s/></text:p>
      <text:p text:style-name="P25"><text:s/></text:p>
      <text:p text:style-name="P26">Met vriendelijke groet,<text:s/></text:p>
      <text:p text:style-name="P27">Halil Doga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Standaard" style:display-name="Standaard" style:family="paragraph">
      <style:paragraph-properties fo:margin-bottom="0.1104in" fo:line-height="107%" fo:margin-left="0.0069in" fo:text-indent="-0.0069in">
        <style:tab-stops/>
      </style:paragraph-properties>
      <style:text-properties style:font-name="Calibri" style:font-name-asian="Calibri" style:font-name-complex="Calibri" fo:color="#000000"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2">
      <text:list-level-style-number text:level="1" text:style-name="WW_CharLFO2LVL1" style:num-suffix="." style:num-format="1">
        <style:list-level-properties text:space-before="0.0069in" text:min-label-width="0in" text:list-level-position-and-space-mode="label-alignment">
          <style:list-level-label-alignment text:label-followed-by="listtab" fo:margin-left="0.0069in" fo:text-indent="0in"/>
        </style:list-level-properties>
      </text:list-level-style-number>
      <text:list-level-style-number text:level="2" text:style-name="WW_CharLFO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page-layout style:name="PL0">
      <style:page-layout-properties fo:page-width="8.268in" fo:page-height="11.693in" style:print-orientation="portrait" fo:margin-top="1.0138in" fo:margin-left="0.9833in" fo:margin-bottom="1.0756in" fo:margin-right="1.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Halil Dogan</meta:initial-creator>
    <dc:creator>Halil Dogan</dc:creator>
    <meta:creation-date>2023-06-22T07:20:00Z</meta:creation-date>
    <dc:date>2023-06-22T07:20:00Z</dc:date>
    <meta:template xlink:href="Normal" xlink:type="simple"/>
    <meta:editing-cycles>2</meta:editing-cycles>
    <meta:editing-duration>PT120S</meta:editing-duration>
    <meta:document-statistic meta:page-count="2" meta:paragraph-count="4" meta:word-count="352" meta:character-count="2288" meta:row-count="16" meta:non-whitespace-character-count="1940"/>
  </office:meta>
</office:document-meta>
</file>